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Reitinhaku Dijkstran algoritmia käyttäen</text:p>
      <text:p text:style-name="P2"/>
      <text:p text:style-name="P3">Harjoitustyössäni aion toteuttaa reitinhaun verkossa Dijkstran algoritmia käyttäen.</text:p>
      <text:p text:style-name="P3"/>
      <text:p text:style-name="P3">Algoritmin syötetietorekenne on painotettu suuntaamaton verkko, jonka toteutan vierusmatriisina. Algoritmi käy läpi vierusmatriisia ja etsii sen tietojen perusteella lyhimmän reitin lähtösolmusta maalisolmuun.</text:p>
      <text:p text:style-name="P3"/>
      <text:p text:style-name="P3">Dijkstran käyttöön toteutan lisäksi minimikeon, johon Dijkstralla saadut etäisyysarviot talletetaan ja joista pienin on siis aina keon huipulla.</text:p>
      <text:p text:style-name="P3"/>
      <text:p text:style-name="P3">Lopuksi toteutan vielä lyhimmän reitin tulostamiseksi tarvittavan lista -tietorakenteen, johon reitin varrella olevat solmut saadaan listattua.</text:p>
      <text:p text:style-name="P3"/>
      <text:p text:style-name="P3">Dijkstran reitinhakualgoritmin aikavaativuus on pahimmassa tapauksessa O(E + V log V) , E=kaarien lukumäärä, V=solmujen lukumäärä. Tilavaativuus algoritmille on O(n).</text:p>
      <text:p text:style-name="P3"/>
      <text:p text:style-name="P3">Lähteet:</text:p>
      <text:p text:style-name="P3">Patrik Floréen; </text:p>
      <text:p text:style-name="P3">Tietorakenteet ja algoritmit -kurssin kurssimateriaali 2014</text:p>
      <text:p text:style-name="P3">WIkipedia; </text:p>
      <text:p text:style-name="P3"><text:a xlink:type="simple" xlink:href="http://en.wikipedia.org/wiki/Dijkstra's_algorithm">http://en.wikipedia.org/wiki/Dijkstra's_algorithm</text:a></text:p>
      <text:p text:style-name="P3"><text:a xlink:type="simple" xlink:href="http://en.wikipedia.org/wiki/Binary_heap">http://en.wikipedia.org/wiki/Binary_heap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MP2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1772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417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Aineopintojen harjoitustyö: Tietorakenteet ja algoritmit</text:h>
        <text:p text:style-name="MP2">Oskari Jokinen, 014022964 </text:p>
        <text:p text:style-name="MP2">Helsingin Yliopisto, Tietojenkäsittelytieteen laitos, kevät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en Oskari</meta:initial-creator>
    <meta:creation-date>2014-01-15T15:26:33</meta:creation-date>
    <dc:date>2014-02-17T21:51:42</dc:date>
    <meta:editing-duration>PT12M52S</meta:editing-duration>
    <meta:editing-cycles>9</meta:editing-cycles>
    <meta:generator>LibreOffice/3.5$Linux_X86_64 LibreOffice_project/350m1$Build-2</meta:generator>
    <dc:creator>Osku </dc:creator>
    <meta:document-statistic meta:table-count="0" meta:image-count="0" meta:object-count="0" meta:page-count="1" meta:paragraph-count="15" meta:word-count="116" meta:character-count="1114" meta:non-whitespace-character-count="1114"/>
  </office:meta>
</office:document-meta>
</file>